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cd454" officeooo:paragraph-rsid="001cd454" style:font-size-asian="13.1000003814697pt" style:font-size-complex="15pt"/>
    </style:style>
    <style:style style:name="P2" style:family="paragraph" style:parent-style-name="Preformatted_20_Text">
      <style:text-properties fo:font-size="15pt" officeooo:rsid="000bc4f8" officeooo:paragraph-rsid="001cd454" style:font-size-asian="13.1000003814697pt" style:font-size-complex="15pt"/>
    </style:style>
    <style:style style:name="P3" style:family="paragraph" style:parent-style-name="Preformatted_20_Text">
      <style:text-properties officeooo:rsid="001e63b2" officeooo:paragraph-rsid="001e63b2"/>
    </style:style>
    <style:style style:name="P4" style:family="paragraph" style:parent-style-name="Preformatted_20_Text" style:list-style-name="L1">
      <style:text-properties officeooo:paragraph-rsid="001e63b2"/>
    </style:style>
    <style:style style:name="P5" style:family="paragraph" style:parent-style-name="Preformatted_20_Text" style:list-style-name="L1">
      <style:text-properties fo:font-size="15pt" officeooo:rsid="001cd454" officeooo:paragraph-rsid="001cd454" style:font-size-asian="13.1000003814697pt" style:font-size-complex="15pt"/>
    </style:style>
    <style:style style:name="P6" style:family="paragraph" style:parent-style-name="Preformatted_20_Text">
      <style:text-properties fo:font-size="15pt" officeooo:rsid="001e63b2" officeooo:paragraph-rsid="001e63b2" style:font-size-asian="13.1000003814697pt" style:font-size-complex="15pt"/>
    </style:style>
    <style:style style:name="P7" style:family="paragraph" style:parent-style-name="Preformatted_20_Text">
      <style:text-properties officeooo:paragraph-rsid="001e63b2"/>
    </style:style>
    <style:style style:name="P8" style:family="paragraph" style:parent-style-name="Preformatted_20_Text">
      <style:text-properties officeooo:rsid="001f921f" officeooo:paragraph-rsid="001f921f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1cd454" style:font-size-asian="13.1000003814697pt" style:font-size-complex="15pt"/>
    </style:style>
    <style:style style:name="T3" style:family="text">
      <style:text-properties fo:font-size="15pt" officeooo:rsid="001e63b2" style:font-size-asian="13.1000003814697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Q2, we are given an adjacency matrix of a DIRECTED GRAPH consisting of N nodes, and I have calculated the maximum OUTDEGREE of a node. The input is given in the form </text:p>
      <text:p text:style-name="P1">N_2#A_1#A_2.......A_N#, where N_2 is the binary representation of N, and A_i denotes the ith row of the adjacency matrix. </text:p>
      <text:p text:style-name="P1"/>
      <text:p text:style-name="P2">In my implementation, the variable tape is a string, which is the equivalent of the the tape of a TM. The variable tape_head is and integer, and represents the position of the tape head on the tape. Thus, the current symbol being read by the tape head is tape[tape_head].</text:p>
      <text:p text:style-name="P2"/>
      <text:p text:style-name="P1">The basic logic that I have used is to find the row with maximum number of ‘1’ symbols. </text:p>
      <text:p text:style-name="P1"/>
      <text:p text:style-name="P1">The following logic loops over the entire tape:</text:p>
      <text:p text:style-name="P1"/>
      <text:list xml:id="list3208777832641107338" text:style-name="L1">
        <text:list-item>
          <text:p text:style-name="P5">While reading the symbols of A_i:</text:p>
          <text:list>
            <text:list-header>
              <text:p text:style-name="P5">if tape[tape_head] == ‘0’, rewrite as ‘2’ and keep moving</text:p>
              <text:p text:style-name="P5"/>
              <text:p text:style-name="P4"><text:span text:style-name="T2">if tape[tape_head] == ‘1’, go till the last ‘#’ symbol, and then keep moving right, ignoring the ‘2’ </text:span><text:span text:style-name="T3">and ‘0’ </text:span><text:span text:style-name="T2">symbols(if any), and when you reach a ‘1’, rewrite it as ‘2’. If after ignoring all ‘2’ </text:span><text:span text:style-name="T3">(and ‘0’) </text:span><text:span text:style-name="T2">symbols, we reach the ‘_’ symbol(denoting the blank tape cell), write a ‘0’ here. Start going back to </text:span><text:span text:style-name="T3">A_i. While going back, rewrite all ‘0’ and ‘2’ symbols as ‘1’. </text:span></text:p>
            </text:list-header>
          </text:list>
        </text:list-item>
      </text:list>
      <text:p text:style-name="P6"/>
      <text:p text:style-name="P6">At the end the tape looks like</text:p>
      <text:p text:style-name="P6"/>
      <text:p text:style-name="P6">N_2#A_1#A_2.....A_N#_1.....1__________</text:p>
      <text:p text:style-name="P6"><text:s text:c="21"/>^</text:p>
      <text:p text:style-name="P6"/>
      <text:p text:style-name="P6"/>
      <text:p text:style-name="P3"><text:span text:style-name="T1">The ‘^’ symbol points to the first ‘1’ after the ‘_’. Here the number of ‘1’ is the unary representation of </text:span><text:soft-page-break/><text:span text:style-name="T1">the maximum outdegree of the given directed graph.</text:span></text:p>
      <text:p text:style-name="P6"/>
      <text:p text:style-name="P6">Assumption: The given matrix represents a valid directed graph. E.g: 10#01#11# is not a valid input, as this represents a matrix 0 1</text:p>
      <text:p text:style-name="P6"><text:s text:c="28"/>1 1</text:p>
      <text:list xml:id="list161242306218042" text:continue-numbering="true" text:style-name="L1">
        <text:list-header>
          <text:p text:style-name="P4"><text:span text:style-name="T3">Since all diagonal entries of a matrix for a graph should be 0, this is an invalid matrix.</text:span><text:span text:style-name="T2"> </text:span></text:p>
        </text:list-header>
      </text:list>
      <text:p text:style-name="P7"><text:span text:style-name="T2"/></text:p>
      <text:p text:style-name="P7"><text:span text:style-name="T2"/></text:p>
      <text:p text:style-name="P8"><text:span text:style-name="T2">S</text:span><text:span text:style-name="T1">ymbols used: In the final output, I have also used the ‘N’ symbol for movement of the tape_head. This denotes no movement yet. This had to be used since most of the times the program knows what to write, but the movement is determined quite a bit late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1T16:12:41.298496178</dc:date>
    <meta:editing-duration>PT19M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17" meta:word-count="346" meta:character-count="1921" meta:non-whitespace-character-count="1541"/>
  </office:meta>
</office:document-meta>
</file>